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ad322" officeooo:paragraph-rsid="002f2b47"/>
    </style:style>
    <style:style style:name="P8" style:family="paragraph" style:parent-style-name="Text_20_body">
      <style:text-properties officeooo:rsid="002f2b47" officeooo:paragraph-rsid="002f2b47"/>
    </style:style>
    <style:style style:name="P9" style:family="paragraph" style:parent-style-name="Heading_20_4">
      <style:paragraph-properties fo:break-before="page"/>
      <style:text-properties officeooo:rsid="002b912a" officeooo:paragraph-rsid="002ad322"/>
    </style:style>
    <style:style style:name="T1" style:family="text">
      <style:text-properties officeooo:rsid="0003699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912a" style:font-style-asian="italic" style:font-style-complex="italic"/>
    </style:style>
    <style:style style:name="T4" style:family="text">
      <style:text-properties fo:font-style="italic" officeooo:rsid="002f2b47" style:font-style-asian="italic" style:font-style-complex="italic"/>
    </style:style>
    <style:style style:name="T5" style:family="text">
      <style:text-properties officeooo:rsid="002b912a"/>
    </style:style>
    <style:style style:name="T6" style:family="text">
      <style:text-properties officeooo:rsid="002f2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9" text:outline-level="4">Go Programming Language</text:h>
      <text:p text:style-name="P7">Should <text:span text:style-name="T2">$PROJECT_</text:span><text:span text:style-name="T3">GO</text:span> is set to its source directory in <text:span text:style-name="T2">CONFIG.toml</text:span> (default is “<text:span text:style-name="T2">src</text:span><text:span text:style-name="T3">GO</text:span><text:span text:style-name="T2">/</text:span>”<text:span text:style-name="T5">)</text:span>, AutomataCI shall <text:span text:style-name="T6">use “</text:span><text:span text:style-name="T4">go tool</text:span><text:span text:style-name="T6">” and “</text:span><text:span text:style-name="T4">go test</text:span><text:span text:style-name="T6">” features to mercilessly test all the applicable source codes specifically in </text:span><text:span text:style-name="T4">$PROJECT_PATH_ROOT/$PROJECT_GO/</text:span><text:span text:style-name="T6"> directory.</text:span></text:p>
      <text:p text:style-name="P8">Once completed, a test coverage heatmap generated by Go compiler is stored in the following directory:</text:p>
      <text:p text:style-name="Frame_20_contents">${PROJECT_PATH_ROOT}/${PROJECT_PATH_LOG}/go-test-report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2M21S</meta:editing-duration>
    <meta:editing-cycles>37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8:17:10.786429688</dc:date>
    <dc:creator>Kean Ho Chew</dc:creator>
    <meta:document-statistic meta:table-count="0" meta:image-count="0" meta:object-count="0" meta:page-count="1" meta:paragraph-count="9" meta:word-count="82" meta:character-count="611" meta:non-whitespace-character-count="539"/>
    <meta:template xlink:type="simple" xlink:actuate="onRequest" xlink:title="Official Book" xlink:href="../../templates/Book.ott" meta:date="2023-11-17T20:33:17.245827505"/>
  </office:meta>
</office:document-meta>
</file>